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4444in"/>
    </style:style>
    <style:style style:name="Table1.B" style:family="table-column">
      <style:table-column-properties style:column-width="2.5479in"/>
    </style:style>
    <style:style style:name="Table1.C" style:family="table-column">
      <style:table-column-properties style:column-width="0.8611in"/>
    </style:style>
    <style:style style:name="Table1.D" style:family="table-column">
      <style:table-column-properties style:column-width="1.2472in"/>
    </style:style>
    <style:style style:name="Table1.E" style:family="table-column">
      <style:table-column-properties style:column-width="0.7153in"/>
    </style:style>
    <style:style style:name="Table1.F" style:family="table-column">
      <style:table-column-properties style:column-width="1.10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341in" table:align="left"/>
    </style:style>
    <style:style style:name="Table2.A" style:family="table-column">
      <style:table-column-properties style:column-width="1.4299in"/>
    </style:style>
    <style:style style:name="Table2.B" style:family="table-column">
      <style:table-column-properties style:column-width="0.4896in"/>
    </style:style>
    <style:style style:name="Table2.C" style:family="table-column">
      <style:table-column-properties style:column-width="0.7in"/>
    </style:style>
    <style:style style:name="Table2.D" style:family="table-column">
      <style:table-column-properties style:column-width="0.721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5882in" table:align="left"/>
    </style:style>
    <style:style style:name="Table3.A" style:family="table-column">
      <style:table-column-properties style:column-width="0.9403in"/>
    </style:style>
    <style:style style:name="Table3.B" style:family="table-column">
      <style:table-column-properties style:column-width="0.6111in"/>
    </style:style>
    <style:style style:name="Table3.C" style:family="table-column">
      <style:table-column-properties style:column-width="0.6514in"/>
    </style:style>
    <style:style style:name="Table3.D" style:family="table-column">
      <style:table-column-properties style:column-width="1.385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1667in" table:align="left"/>
    </style:style>
    <style:style style:name="Table4.A" style:family="table-column">
      <style:table-column-properties style:column-width="1.1764in"/>
    </style:style>
    <style:style style:name="Table4.B" style:family="table-column">
      <style:table-column-properties style:column-width="3.184in"/>
    </style:style>
    <style:style style:name="Table4.C" style:family="table-column">
      <style:table-column-properties style:column-width="1.1889in"/>
    </style:style>
    <style:style style:name="Table4.D" style:family="table-column">
      <style:table-column-properties style:column-width="0.6174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able_20_Contents">
      <style:text-properties officeooo:rsid="000256eb" officeooo:paragraph-rsid="000256eb"/>
    </style:style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T1" style:family="text">
      <style:text-properties officeooo:rsid="00013c0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TEST PLAN</text:h>
      <text:h text:style-name="Heading_20_3" text:outline-level="3">1.1 Введение</text:h>
      <text:p text:style-name="Text_20_body"><text:span text:style-name="Strong_20_Emphasis">Проект:</text:span> User Management (FastAPI + React + PostgreSQL)<text:line-break/><text:span text:style-name="Strong_20_Emphasis">Версия:</text:span> 1.0<text:line-break/><text:span text:style-name="Strong_20_Emphasis">Дата создания:</text:span> <text:span text:style-name="T1">30.10.2025</text:span></text:p>
      <text:h text:style-name="Heading_20_3" text:outline-level="3">1.2 Объем тестирования</text:h>
      <text:p text:style-name="Text_20_body"><text:span text:style-name="Strong_20_Emphasis">Включается:</text:span></text:p>
      <text:list text:style-name="L1">
        <text:list-item>
          <text:p text:style-name="P1">CRUD операции над пользователями</text:p>
        </text:list-item>
        <text:list-item>
          <text:p text:style-name="P1">Валидация входных данных (email, обязательные поля)</text:p>
        </text:list-item>
        <text:list-item>
          <text:p text:style-name="P1">Обработка ошибок и исключений (404, 400, 422)</text:p>
        </text:list-item>
        <text:list-item>
          <text:p text:style-name="P1">Пагинация и фильтрация данных</text:p>
        </text:list-item>
        <text:list-item>
          <text:p text:style-name="P1">Интеграция с PostgreSQL через SQLAlchemy</text:p>
        </text:list-item>
      </text:list>
      <text:p text:style-name="Text_20_body"><text:span text:style-name="Strong_20_Emphasis">Исключается:</text:span></text:p>
      <text:list text:style-name="L2">
        <text:list-item>
          <text:p text:style-name="P2">Тестирование фронтенд React компонентов</text:p>
        </text:list-item>
        <text:list-item>
          <text:p text:style-name="P2">Нагрузочное тестирование</text:p>
        </text:list-item>
        <text:list-item>
          <text:p text:style-name="P2">Тестирование безопасности (аутентификация/авторизация)</text:p>
        </text:list-item>
        <text:list-item>
          <text:p text:style-name="P2">Тестирование производительности</text:p>
        </text:list-item>
      </text:list>
      <text:h text:style-name="Heading_20_3" text:outline-level="3">1.3 Подход к тестированию</text:h>
      <text:list text:style-name="L3">
        <text:list-item>
          <text:p text:style-name="P3"><text:span text:style-name="Strong_20_Emphasis">Модульное тестирование</text:span> - функции CRUD (create_user, get_user_by_id, etc.)</text:p>
        </text:list-item>
        <text:list-item>
          <text:p text:style-name="P3"><text:span text:style-name="Strong_20_Emphasis">Интеграционное тестирование</text:span> - API endpoints с БД</text:p>
        </text:list-item>
        <text:list-item>
          <text:p text:style-name="P3"><text:span text:style-name="Strong_20_Emphasis">Функциональное тестирование</text:span> - бизнес-логика и валидация</text:p>
        </text:list-item>
        <text:list-item>
          <text:p text:style-name="P3"><text:span text:style-name="Strong_20_Emphasis">Тестирование ошибок</text:span> - граничные случаи и исключительные ситуации</text:p>
        </text:list-item>
      </text:list>
      <text:h text:style-name="Heading_20_3" text:outline-level="3">1.4 Критерии начала тестирования</text:h>
      <text:list text:style-name="L4">
        <text:list-item>
          <text:p text:style-name="P4">✅ Готовность тестового окружения (pytest, TestClient)</text:p>
        </text:list-item>
        <text:list-item>
          <text:p text:style-name="P4">✅ Наличие тестовой БД SQLite in-memory</text:p>
        </text:list-item>
        <text:list-item>
          <text:p text:style-name="P4">✅ Доступность исходного кода приложения</text:p>
        </text:list-item>
        <text:list-item>
          <text:p text:style-name="P4">✅ Наличие тестовых фикстур и настроек</text:p>
        </text:list-item>
      </text:list>
      <text:h text:style-name="Heading_20_3" text:outline-level="3"><text:soft-page-break/>1.5 Критерии окончания тестирования</text:h>
      <text:list text:style-name="L5">
        <text:list-item>
          <text:p text:style-name="P5">✅ 100% выполнение тест-кейсов (15/15)</text:p>
        </text:list-item>
        <text:list-item>
          <text:p text:style-name="P5">✅ 0 критических багов</text:p>
        </text:list-item>
        <text:list-item>
          <text:p text:style-name="P5">✅ Все функциональные требования покрыты тестами</text:p>
        </text:list-item>
      </text:list>
      <text:p text:style-name="Horizontal_20_Line"/>
      <text:h text:style-name="Heading_20_2" text:outline-level="2">2. TEST DESIGN SPECIFICATION</text:h>
      <text:h text:style-name="Heading_20_3" text:outline-level="3">2.1 Функции для тестирования</text:h>
      <text:p text:style-name="Text_20_body">python</text:p>
      <text:p text:style-name="Preformatted_20_Text"># Модуль пользователей (CRUD)</text:p>
      <text:p text:style-name="Preformatted_20_Text">- create_user() - создание пользователя с валидацией</text:p>
      <text:p text:style-name="Preformatted_20_Text">- get_user_by_id() - поиск пользователя по ID</text:p>
      <text:p text:style-name="Preformatted_20_Text">- get_user_by_email() - поиск пользователя по email</text:p>
      <text:p text:style-name="Preformatted_20_Text">- get_users() - получение списка пользователей с пагинацией</text:p>
      <text:p text:style-name="Preformatted_20_Text"/>
      <text:p text:style-name="Preformatted_20_Text"># API Endpoints</text:p>
      <text:p text:style-name="Preformatted_20_Text">- POST /users/ - создание пользователя</text:p>
      <text:p text:style-name="Preformatted_20_Text">- GET /users/ - получение списка пользователей</text:p>
      <text:p text:style-name="Preformatted_20_Text">- GET /users/{id} - получение пользователя по ID</text:p>
      <text:p text:style-name="P6">- GET / - проверка работоспособности API</text:p>
      <text:h text:style-name="Heading_20_3" text:outline-level="3">2.2 Подход к проектированию тестов</text:h>
      <text:p text:style-name="Text_20_body"><text:span text:style-name="Strong_20_Emphasis">Эквивалентные классы:</text:span></text:p>
      <text:list text:style-name="L6">
        <text:list-item>
          <text:p text:style-name="P7">Валидные/невалидные email адреса</text:p>
        </text:list-item>
        <text:list-item>
          <text:p text:style-name="P7">Наличие/отсутствие обязательных полей (name, email)</text:p>
        </text:list-item>
        <text:list-item>
          <text:p text:style-name="P7">Существующие/несуществующие ID пользователей</text:p>
        </text:list-item>
        <text:list-item>
          <text:p text:style-name="P7">Пустая/непустая биография пользователя</text:p>
        </text:list-item>
      </text:list>
      <text:p text:style-name="Text_20_body"><text:span text:style-name="Strong_20_Emphasis">Граничные значения:</text:span></text:p>
      <text:list text:style-name="L7">
        <text:list-item>
          <text:p text:style-name="P8">Пределы пагинации (skip=0, limit=100)</text:p>
        </text:list-item>
        <text:list-item>
          <text:p text:style-name="P8">Максимальная длина строковых полей</text:p>
        </text:list-item>
        <text:list-item>
          <text:p text:style-name="P8">Граничные значения ID (1, max_int)</text:p>
        </text:list-item>
      </text:list>
      <text:p text:style-name="Text_20_body"><text:span text:style-name="Strong_20_Emphasis">Сценарии использования:</text:span></text:p>
      <text:list text:style-name="L8">
        <text:list-item>
          <text:p text:style-name="P9">Успешное создание пользователя</text:p>
        </text:list-item>
        <text:list-item>
          <text:p text:style-name="P9">Создание пользователя с дублирующимся email</text:p>
        </text:list-item>
        <text:list-item>
          <text:p text:style-name="P9">Поиск несуществующего пользователя</text:p>
        </text:list-item>
        <text:list-item>
          <text:p text:style-name="P9"><text:soft-page-break/>Полный цикл работы (create → read → list)</text:p>
        </text:list-item>
      </text:list>
      <text:p text:style-name="Horizontal_20_Line"/>
      <text:h text:style-name="Heading_20_2" text:outline-level="2">3. TEST CASE SPECIFICATION</text:h>
      <text:h text:style-name="Heading_20_3" text:outline-level="3">3.1 Тест-кейсы API</text:h>
      <text:h text:style-name="Heading_20_4" text:outline-level="4">TC-001: Проверка корневого эндпоинта</text:h>
      <text:p text:style-name="Text_20_body"><text:span text:style-name="Strong_20_Emphasis">Цель:</text:span> Проверить доступность и работоспособность API<text:line-break/><text:span text:style-name="Strong_20_Emphasis">Предусловия:</text:span> Сервер FastAPI запущен<text:line-break/><text:span text:style-name="Strong_20_Emphasis">Шаги:</text:span></text:p>
      <text:list text:style-name="L9">
        <text:list-item>
          <text:p text:style-name="P10">Выполнить GET запрос на <text:span text:style-name="Source_20_Text">/</text:span><text:line-break/><text:span text:style-name="Strong_20_Emphasis">Ожидаемый результат:</text:span> Status 200, {"message": "User Management API is running"}<text:line-break/><text:span text:style-name="Strong_20_Emphasis">Фактический результат:</text:span> ✅ PASSED</text:p>
        </text:list-item>
      </text:list>
      <text:h text:style-name="Heading_20_4" text:outline-level="4">TC-002: Создание пользователя (успешное)</text:h>
      <text:p text:style-name="Text_20_body"><text:span text:style-name="Strong_20_Emphasis">Цель:</text:span> Проверить создание пользователя со всеми полями<text:line-break/><text:span text:style-name="Strong_20_Emphasis">Предусловия:</text:span> Чистая тестовая БД<text:line-break/><text:span text:style-name="Strong_20_Emphasis">Шаги:</text:span></text:p>
      <text:list text:style-name="L10">
        <text:list-item>
          <text:p text:style-name="P11">POST /users/ с {"name": "Иван Иванов", "email": "ivan@example.com", "bio": "Разработчик"}<text:line-break/><text:span text:style-name="Strong_20_Emphasis">Ожидаемый результат:</text:span> Status 201, возврат пользователя с ID<text:line-break/><text:span text:style-name="Strong_20_Emphasis">Фактический результат:</text:span> ✅ PASSED</text:p>
        </text:list-item>
      </text:list>
      <text:h text:style-name="Heading_20_4" text:outline-level="4">TC-003: Создание пользователя (минимальные данные)</text:h>
      <text:p text:style-name="Text_20_body"><text:span text:style-name="Strong_20_Emphasis">Цель:</text:span> Проверить создание пользователя только с обязательными полями<text:line-break/><text:span text:style-name="Strong_20_Emphasis">Предусловия:</text:span> Чистая тестовая БД<text:line-break/><text:span text:style-name="Strong_20_Emphasis">Шаги:</text:span></text:p>
      <text:list text:style-name="L11">
        <text:list-item>
          <text:p text:style-name="P12">POST /users/ с {"name": "Анна", "email": "anna@example.com"}<text:line-break/><text:span text:style-name="Strong_20_Emphasis">Ожидаемый результат:</text:span> Status 201, bio=null<text:line-break/><text:span text:style-name="Strong_20_Emphasis">Фактический результат:</text:span> ✅ PASSED</text:p>
        </text:list-item>
      </text:list>
      <text:h text:style-name="Heading_20_4" text:outline-level="4">TC-004: Создание пользователя (дубликат email)</text:h>
      <text:p text:style-name="Text_20_body"><text:span text:style-name="Strong_20_Emphasis">Цель:</text:span> Проверить обработку дублирующихся email<text:line-break/><text:span text:style-name="Strong_20_Emphasis">Предусловия:</text:span> Пользователь с email "petr@example.com" существует<text:line-break/><text:span text:style-name="Strong_20_Emphasis">Шаги:</text:span></text:p>
      <text:list text:style-name="L12">
        <text:list-item>
          <text:p text:style-name="P13">POST /users/ с существующим email<text:line-break/><text:span text:style-name="Strong_20_Emphasis">Ожидаемый результат:</text:span> Status 400, "Email already registered"<text:line-break/><text:span text:style-name="Strong_20_Emphasis">Фактический результат:</text:span> ✅ PASSED</text:p>
        </text:list-item>
      </text:list>
      <text:h text:style-name="Heading_20_4" text:outline-level="4"><text:soft-page-break/>TC-005: Валидация некорректного email</text:h>
      <text:p text:style-name="Text_20_body"><text:span text:style-name="Strong_20_Emphasis">Цель:</text:span> Проверить валидацию некорректного email формата<text:line-break/><text:span text:style-name="Strong_20_Emphasis">Предусловия:</text:span> Чистая тестовая БД<text:line-break/><text:span text:style-name="Strong_20_Emphasis">Шаги:</text:span></text:p>
      <text:list text:style-name="L13">
        <text:list-item>
          <text:p text:style-name="P14">POST /users/ с {"email": "invalid-email-format"}<text:line-break/><text:span text:style-name="Strong_20_Emphasis">Ожидаемый результат:</text:span> Status 422 (Validation Error)<text:line-break/><text:span text:style-name="Strong_20_Emphasis">Фактический результат:</text:span> ✅ PASSED</text:p>
        </text:list-item>
      </text:list>
      <text:h text:style-name="Heading_20_4" text:outline-level="4">TC-006: Проверка обязательных полей</text:h>
      <text:p text:style-name="Text_20_body"><text:span text:style-name="Strong_20_Emphasis">Цель:</text:span> Проверить обработку отсутствия обязательных полей<text:line-break/><text:span text:style-name="Strong_20_Emphasis">Предусловия:</text:span> Чистая тестовая БД<text:line-break/><text:span text:style-name="Strong_20_Emphasis">Шаги:</text:span></text:p>
      <text:list text:style-name="L14">
        <text:list-item>
          <text:p text:style-name="P15">POST /users/ без поля "name"</text:p>
        </text:list-item>
        <text:list-item>
          <text:p text:style-name="P15">POST /users/ без поля "email"<text:line-break/><text:span text:style-name="Strong_20_Emphasis">Ожидаемый результат:</text:span> Status 422 для обоих случаев<text:line-break/><text:span text:style-name="Strong_20_Emphasis">Фактический результат:</text:span> ✅ PASSED</text:p>
        </text:list-item>
      </text:list>
      <text:h text:style-name="Heading_20_4" text:outline-level="4">TC-007: Получение пустого списка пользователей</text:h>
      <text:p text:style-name="Text_20_body"><text:span text:style-name="Strong_20_Emphasis">Цель:</text:span> Проверить получение пустого списка пользователей<text:line-break/><text:span text:style-name="Strong_20_Emphasis">Предусловия:</text:span> Чистая тестовая БД<text:line-break/><text:span text:style-name="Strong_20_Emphasis">Шаги:</text:span></text:p>
      <text:list text:style-name="L15">
        <text:list-item>
          <text:p text:style-name="P16">GET /users/<text:line-break/><text:span text:style-name="Strong_20_Emphasis">Ожидаемый результат:</text:span> Status 200, []<text:line-break/><text:span text:style-name="Strong_20_Emphasis">Фактический результат:</text:span> ✅ PASSED</text:p>
        </text:list-item>
      </text:list>
      <text:h text:style-name="Heading_20_4" text:outline-level="4">TC-008: Получение списка пользователей с данными</text:h>
      <text:p text:style-name="Text_20_body"><text:span text:style-name="Strong_20_Emphasis">Цель:</text:span> Проверить получение списка пользователей<text:line-break/><text:span text:style-name="Strong_20_Emphasis">Предусловия:</text:span> В БД 3 тестовых пользователя<text:line-break/><text:span text:style-name="Strong_20_Emphasis">Шаги:</text:span></text:p>
      <text:list text:style-name="L16">
        <text:list-item>
          <text:p text:style-name="P17">GET /users/<text:line-break/><text:span text:style-name="Strong_20_Emphasis">Ожидаемый результат:</text:span> Status 200, список из 3 пользователей<text:line-break/><text:span text:style-name="Strong_20_Emphasis">Фактический результат:</text:span> ✅ PASSED</text:p>
        </text:list-item>
      </text:list>
      <text:h text:style-name="Heading_20_4" text:outline-level="4">TC-009: Проверка пагинации</text:h>
      <text:p text:style-name="Text_20_body"><text:span text:style-name="Strong_20_Emphasis">Цель:</text:span> Проверить работу пагинации при получении списка<text:line-break/><text:span text:style-name="Strong_20_Emphasis">Предусловия:</text:span> В БД 5 тестовых пользователей<text:line-break/><text:span text:style-name="Strong_20_Emphasis">Шаги:</text:span></text:p>
      <text:list text:style-name="L17">
        <text:list-item>
          <text:p text:style-name="P18"><text:soft-page-break/>GET /users/?skip=1&amp;limit=2<text:line-break/><text:span text:style-name="Strong_20_Emphasis">Ожидаемый результат:</text:span> Status 200, 2 пользователя (позиции 1 и 2)<text:line-break/><text:span text:style-name="Strong_20_Emphasis">Фактический результат:</text:span> ✅ PASSED</text:p>
        </text:list-item>
      </text:list>
      <text:h text:style-name="Heading_20_4" text:outline-level="4">TC-010: Получение пользователя по ID</text:h>
      <text:p text:style-name="Text_20_body"><text:span text:style-name="Strong_20_Emphasis">Цель:</text:span> Проверить получение пользователя по ID<text:line-break/><text:span text:style-name="Strong_20_Emphasis">Предусловия:</text:span> Пользователь с ID=1 существует<text:line-break/><text:span text:style-name="Strong_20_Emphasis">Шаги:</text:span></text:p>
      <text:list text:style-name="L18">
        <text:list-item>
          <text:p text:style-name="P19">GET /users/1<text:line-break/><text:span text:style-name="Strong_20_Emphasis">Ожидаемый результат:</text:span> Status 200, данные пользователя<text:line-break/><text:span text:style-name="Strong_20_Emphasis">Фактический результат:</text:span> ✅ PASSED</text:p>
        </text:list-item>
      </text:list>
      <text:h text:style-name="Heading_20_4" text:outline-level="4">TC-011: Поиск несуществующего пользователя</text:h>
      <text:p text:style-name="Text_20_body"><text:span text:style-name="Strong_20_Emphasis">Цель:</text:span> Проверить обработку запроса несуществующего пользователя<text:line-break/><text:span text:style-name="Strong_20_Emphasis">Предусловия:</text:span> Пользователь с ID=99999 не существует<text:line-break/><text:span text:style-name="Strong_20_Emphasis">Шаги:</text:span></text:p>
      <text:list text:style-name="L19">
        <text:list-item>
          <text:p text:style-name="P20">GET /users/99999<text:line-break/><text:span text:style-name="Strong_20_Emphasis">Ожидаемый результат:</text:span> Status 404, "User not found"<text:line-break/><text:span text:style-name="Strong_20_Emphasis">Фактический результат:</text:span> ✅ PASSED</text:p>
        </text:list-item>
      </text:list>
      <text:h text:style-name="Heading_20_4" text:outline-level="4">TC-012: Проверка типов данных</text:h>
      <text:p text:style-name="Text_20_body"><text:span text:style-name="Strong_20_Emphasis">Цель:</text:span> Проверить корректность типов данных в ответах<text:line-break/><text:span text:style-name="Strong_20_Emphasis">Предусловия:</text:span> Чистая тестовая БД<text:line-break/><text:span text:style-name="Strong_20_Emphasis">Шаги:</text:span></text:p>
      <text:list text:style-name="L20">
        <text:list-item>
          <text:p text:style-name="P21">Создать пользователя и проверить типы полей ответа<text:line-break/><text:span text:style-name="Strong_20_Emphasis">Ожидаемый результат:</text:span> id=int, name=str, email=str, bio=str<text:line-break/><text:span text:style-name="Strong_20_Emphasis">Фактический результат:</text:span> ✅ PASSED</text:p>
        </text:list-item>
      </text:list>
      <text:h text:style-name="Heading_20_3" text:outline-level="3">3.2 Тест-кейсы CRUD операций</text:h>
      <text:h text:style-name="Heading_20_4" text:outline-level="4">TC-013: CRUD операции - создание и поиск</text:h>
      <text:p text:style-name="Text_20_body"><text:span text:style-name="Strong_20_Emphasis">Цель:</text:span> Проверить низкоуровневые CRUD операции<text:line-break/><text:span text:style-name="Strong_20_Emphasis">Предусловия:</text:span> Чистая тестовая БД<text:line-break/><text:span text:style-name="Strong_20_Emphasis">Шаги:</text:span></text:p>
      <text:list text:style-name="L21">
        <text:list-item>
          <text:p text:style-name="P22">Создать пользователя через crud.create_user()</text:p>
        </text:list-item>
        <text:list-item>
          <text:p text:style-name="P22">Найти по email через crud.get_user_by_email()</text:p>
        </text:list-item>
        <text:list-item>
          <text:p text:style-name="P22">Найти по ID через crud.get_user_by_id()<text:line-break/><text:span text:style-name="Strong_20_Emphasis">Ожидаемый результат:</text:span> Все операции успешны, данные корректны<text:line-break/><text:span text:style-name="Strong_20_Emphasis">Фактический результат:</text:span> ✅ PASSED</text:p>
        </text:list-item>
      </text:list>
      <text:h text:style-name="Heading_20_4" text:outline-level="4"><text:soft-page-break/>TC-014: Предотвращение дубликатов в CRUD</text:h>
      <text:p text:style-name="Text_20_body"><text:span text:style-name="Strong_20_Emphasis">Цель:</text:span> Проверить предотвращение дубликатов на уровне CRUD<text:line-break/><text:span text:style-name="Strong_20_Emphasis">Предусловия:</text:span> Пользователь с email существует<text:line-break/><text:span text:style-name="Strong_20_Emphasis">Шаги:</text:span></text:p>
      <text:list text:style-name="L22">
        <text:list-item>
          <text:p text:style-name="P23">Попытка создания пользователя с существующим email через crud.create_user()<text:line-break/><text:span text:style-name="Strong_20_Emphasis">Ожидаемый результат:</text:span> Возврат None<text:line-break/><text:span text:style-name="Strong_20_Emphasis">Фактический результат:</text:span> ✅ PASSED</text:p>
        </text:list-item>
      </text:list>
      <text:h text:style-name="Heading_20_4" text:outline-level="4">TC-015: Полный workflow пользователя</text:h>
      <text:p text:style-name="Text_20_body"><text:span text:style-name="Strong_20_Emphasis">Цель:</text:span> Проверить полный цикл работы с пользователем<text:line-break/><text:span text:style-name="Strong_20_Emphasis">Предусловия:</text:span> Чистая тестовая БД<text:line-break/><text:span text:style-name="Strong_20_Emphasis">Шаги:</text:span></text:p>
      <text:list text:style-name="L23">
        <text:list-item>
          <text:p text:style-name="P24">Создать пользователя через API</text:p>
        </text:list-item>
        <text:list-item>
          <text:p text:style-name="P24">Получить пользователя по ID через API</text:p>
        </text:list-item>
        <text:list-item>
          <text:p text:style-name="P24">Проверить наличие в общем списке через API</text:p>
        </text:list-item>
        <text:list-item>
          <text:p text:style-name="P24">Попытка создания дубликата через API<text:line-break/><text:span text:style-name="Strong_20_Emphasis">Ожидаемый результат:</text:span> Все шаги успешны, дубликат отклонен<text:line-break/><text:span text:style-name="Strong_20_Emphasis">Фактический результат:</text:span> ✅ PASSED</text:p>
        </text:list-item>
      </text:list>
      <text:h text:style-name="Heading_20_2" text:outline-level="2">4. TEST PROCEDURE SPECIFICATION</text:h>
      <text:h text:style-name="Heading_20_3" text:outline-level="3">4.1 Настройка тестового окружения</text:h>
      <text:p text:style-name="Text_20_body">bash</text:p>
      <text:p text:style-name="Preformatted_20_Text"># Установка зависимостей</text:p>
      <text:p text:style-name="Preformatted_20_Text">pip install -r requirements.txt</text:p>
      <text:p text:style-name="Preformatted_20_Text"/>
      <text:p text:style-name="Preformatted_20_Text"># Запуск тестов</text:p>
      <text:p text:style-name="Preformatted_20_Text">pytest backend/tests/ -v</text:p>
      <text:p text:style-name="Preformatted_20_Text"/>
      <text:p text:style-name="Preformatted_20_Text"># Запуск с покрытием кода</text:p>
      <text:p text:style-name="Preformatted_20_Text">pytest backend/tests/ --cov=app --cov-report=html</text:p>
      <text:p text:style-name="Preformatted_20_Text"/>
      <text:p text:style-name="Preformatted_20_Text"># Запуск конкретного теста</text:p>
      <text:p text:style-name="P6">pytest backend/tests/test_main.py::TestUserManagementAPI::test_create_user_success -v</text:p>
      <text:h text:style-name="Heading_20_3" text:outline-level="3">4.2 Структура тестового окружения</text:h>
      <text:p text:style-name="Text_20_body">python</text:p>
      <text:p text:style-name="Preformatted_20_Text"># Тестовая БД: SQLite in-memory</text:p>
      <text:p text:style-name="Preformatted_20_Text">SQLALCHEMY_DATABASE_URL = "sqlite:///:memory:"</text:p>
      <text:p text:style-name="Preformatted_20_Text"/>
      <text:p text:style-name="Preformatted_20_Text"># Фикстуры автоматического создания/очистки БД</text:p>
      <text:p text:style-name="Preformatted_20_Text"><text:soft-page-break/>@pytest.fixture(scope="function")</text:p>
      <text:p text:style-name="Preformatted_20_Text">def db_session():</text:p>
      <text:p text:style-name="Preformatted_20_Text"><text:s text:c="4"/>Base.metadata.create_all(bind=engine) <text:s/># Создание таблиц</text:p>
      <text:p text:style-name="Preformatted_20_Text"><text:s text:c="4"/>yield session</text:p>
      <text:p text:style-name="Preformatted_20_Text"><text:s text:c="4"/>Base.metadata.drop_all(bind=engine) <text:s text:c="3"/># Очистка после теста</text:p>
      <text:p text:style-name="Preformatted_20_Text"/>
      <text:p text:style-name="Preformatted_20_Text"># Фикстура тестового клиента</text:p>
      <text:p text:style-name="Preformatted_20_Text">@pytest.fixture(scope="function") </text:p>
      <text:p text:style-name="Preformatted_20_Text">def client(db_session):</text:p>
      <text:p text:style-name="Preformatted_20_Text"><text:s text:c="4"/>app.dependency_overrides[get_db] = override_get_db</text:p>
      <text:p text:style-name="Preformatted_20_Text"><text:s text:c="4"/>yield TestClient(app)</text:p>
      <text:p text:style-name="P6"><text:s text:c="4"/>app.dependency_overrides.clear()</text:p>
      <text:h text:style-name="Heading_20_3" text:outline-level="3">4.3 Процедура выполнения тестов</text:h>
      <text:list text:style-name="L24">
        <text:list-item>
          <text:p text:style-name="P25"><text:span text:style-name="Strong_20_Emphasis">Подготовка:</text:span> Автоматическое создание тестовой БД</text:p>
        </text:list-item>
        <text:list-item>
          <text:p text:style-name="P25"><text:span text:style-name="Strong_20_Emphasis">Выполнение:</text:span> Запуск тестов через pytest</text:p>
        </text:list-item>
        <text:list-item>
          <text:p text:style-name="P25"><text:span text:style-name="Strong_20_Emphasis">Валидация:</text:span> Проверка статус-кодов и данных ответа</text:p>
        </text:list-item>
        <text:list-item>
          <text:p text:style-name="P25"><text:span text:style-name="Strong_20_Emphasis">Очистка:</text:span> Автоматическое удаление тестовой БД</text:p>
        </text:list-item>
      </text:list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Дата</text:p>
            </table:table-cell>
            <table:table-cell table:style-name="Table1.A1" office:value-type="string">
              <text:p text:style-name="Table_20_Heading">Тест-кейс</text:p>
            </table:table-cell>
            <table:table-cell table:style-name="Table1.A1" office:value-type="string">
              <text:p text:style-name="Table_20_Heading">Результат</text:p>
            </table:table-cell>
            <table:table-cell table:style-name="Table1.A1" office:value-type="string">
              <text:p text:style-name="Table_20_Heading">Время выполнения</text:p>
            </table:table-cell>
            <table:table-cell table:style-name="Table1.A1" office:value-type="string">
              <text:p text:style-name="Table_20_Heading">Ошибки</text:p>
            </table:table-cell>
            <table:table-cell table:style-name="Table1.A1" office:value-type="string">
              <text:p text:style-name="Table_20_Heading">Исполнитель</text:p>
            </table:table-cell>
          </table:table-row>
        </table:table-header-rows>
        <table:table-row>
          <table:table-cell table:style-name="Table1.A1" office:value-type="string">
            <text:p text:style-name="P26">10.30.2025</text:p>
          </table:table-cell>
          <table:table-cell table:style-name="Table1.A1" office:value-type="string">
            <text:p text:style-name="Table_20_Contents">TC-001: Проверка корневого эндпоинта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6">10.30.2025</text:p>
          </table:table-cell>
          <table:table-cell table:style-name="Table1.A1" office:value-type="string">
            <text:p text:style-name="Table_20_Contents">TC-002: Создание пользователя (успешное)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6">10.30.2025</text:p>
          </table:table-cell>
          <table:table-cell table:style-name="Table1.A1" office:value-type="string">
            <text:p text:style-name="Table_20_Contents">TC-003: Создание пользователя (минимальные данные)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6">10.30.2025</text:p>
          </table:table-cell>
          <table:table-cell table:style-name="Table1.A1" office:value-type="string">
            <text:p text:style-name="Table_20_Contents">TC-004: Создание пользователя (дубликат email)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6">10.30.2025</text:p>
          </table:table-cell>
          <table:table-cell table:style-name="Table1.A1" office:value-type="string">
            <text:p text:style-name="Table_20_Contents">TC-005: Валидация некорректного email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6">10.30.2025</text:p>
          </table:table-cell>
          <table:table-cell table:style-name="Table1.A1" office:value-type="string">
            <text:p text:style-name="Table_20_Contents">TC-006: Проверка обязательных полей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6">10.30.2025</text:p>
          </table:table-cell>
          <table:table-cell table:style-name="Table1.A1" office:value-type="string">
            <text:p text:style-name="Table_20_Contents">TC-007: Получение пустого списка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6">10.30.2025</text:p>
          </table:table-cell>
          <table:table-cell table:style-name="Table1.A1" office:value-type="string">
            <text:p text:style-name="Table_20_Contents">TC-008: Получение списка с данными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6">10.30.2025</text:p>
          </table:table-cell>
          <table:table-cell table:style-name="Table1.A1" office:value-type="string">
            <text:p text:style-name="Table_20_Contents">TC-009: Проверка пагинации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6">10.30.2025</text:p>
          </table:table-cell>
          <table:table-cell table:style-name="Table1.A1" office:value-type="string">
            <text:p text:style-name="Table_20_Contents">TC-010: Получение пользователя по ID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6">10.30.2025</text:p>
          </table:table-cell>
          <table:table-cell table:style-name="Table1.A1" office:value-type="string">
            <text:p text:style-name="Table_20_Contents">TC-011: Поиск несуществующего пользователя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ext:soft-page-break/>
        <table:table-row>
          <table:table-cell table:style-name="Table1.A1" office:value-type="string">
            <text:p text:style-name="P26">10.30.2025</text:p>
          </table:table-cell>
          <table:table-cell table:style-name="Table1.A1" office:value-type="string">
            <text:p text:style-name="Table_20_Contents">TC-012: Проверка типов данных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6">10.30.2025</text:p>
          </table:table-cell>
          <table:table-cell table:style-name="Table1.A1" office:value-type="string">
            <text:p text:style-name="Table_20_Contents">TC-013: CRUD операции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6">10.30.2025</text:p>
          </table:table-cell>
          <table:table-cell table:style-name="Table1.A1" office:value-type="string">
            <text:p text:style-name="Table_20_Contents">TC-014: Предотвращение дубликатов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6">10.30.2025</text:p>
          </table:table-cell>
          <table:table-cell table:style-name="Table1.A1" office:value-type="string">
            <text:p text:style-name="Table_20_Contents">TC-015: Полный workflow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</table:table>
      <text:p text:style-name="Standard"/>
      <text:h text:style-name="Heading_20_3" text:outline-level="3">5.2 Статистика выполнения</text:h>
      <text:p text:style-name="Text_20_body"><text:span text:style-name="Strong_20_Emphasis">Общая статистика:</text:span></text:p>
      <text:list text:style-name="L25">
        <text:list-item>
          <text:p text:style-name="P27"><text:span text:style-name="Strong_20_Emphasis">Всего тест-кейсов:</text:span> 15</text:p>
        </text:list-item>
        <text:list-item>
          <text:p text:style-name="P27"><text:span text:style-name="Strong_20_Emphasis">Выполнено:</text:span> 15 (100%)</text:p>
        </text:list-item>
        <text:list-item>
          <text:p text:style-name="P27"><text:span text:style-name="Strong_20_Emphasis">Успешно:</text:span> 15 (100%)</text:p>
        </text:list-item>
        <text:list-item>
          <text:p text:style-name="P27"><text:span text:style-name="Strong_20_Emphasis">Провалено:</text:span> 0 (0%)</text:p>
        </text:list-item>
        <text:list-item>
          <text:p text:style-name="P27"><text:span text:style-name="Strong_20_Emphasis">Блокировано:</text:span> 0 (0%)</text:p>
        </text:list-item>
      </text:list>
      <text:p text:style-name="Text_20_body"><text:span text:style-name="Strong_20_Emphasis">Статистика по категориям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Категория</text:p>
            </table:table-cell>
            <table:table-cell table:style-name="Table2.A1" office:value-type="string">
              <text:p text:style-name="Table_20_Heading">Всего</text:p>
            </table:table-cell>
            <table:table-cell table:style-name="Table2.A1" office:value-type="string">
              <text:p text:style-name="Table_20_Heading">PASSED</text:p>
            </table:table-cell>
            <table:table-cell table:style-name="Table2.A1" office:value-type="string">
              <text:p text:style-name="Table_20_Heading">FAILED</text:p>
            </table:table-cell>
          </table:table-row>
        </table:table-header-rows>
        <table:table-row>
          <table:table-cell table:style-name="Table2.A1" office:value-type="string">
            <text:p text:style-name="Table_20_Contents">API Endpoints</text:p>
          </table:table-cell>
          <table:table-cell table:style-name="Table2.A1" office:value-type="string">
            <text:p text:style-name="Table_20_Contents">11</text:p>
          </table:table-cell>
          <table:table-cell table:style-name="Table2.A1" office:value-type="string">
            <text:p text:style-name="Table_20_Contents">1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CRUD операции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Интеграционные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Валидация данных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h text:style-name="Heading_20_3" text:outline-level="3">5.3 Окружение тестирования</text:h>
      <text:list text:style-name="L26">
        <text:list-item>
          <text:p text:style-name="P28"><text:span text:style-name="Strong_20_Emphasis">Тестовая БД:</text:span> SQLite in-memory</text:p>
        </text:list-item>
        <text:list-item>
          <text:p text:style-name="P28"><text:span text:style-name="Strong_20_Emphasis">Фреймворк:</text:span> pytest + TestClient (FastAPI)</text:p>
        </text:list-item>
        <text:list-item>
          <text:p text:style-name="P28"><text:span text:style-name="Strong_20_Emphasis">Версия Python:</text:span> 3.8+</text:p>
        </text:list-item>
        <text:list-item>
          <text:p text:style-name="P28"><text:span text:style-name="Strong_20_Emphasis">Исполнитель:</text:span> Автоматизированная система pytest</text:p>
        </text:list-item>
      </text:list>
      <text:p text:style-name="Horizontal_20_Line"/>
      <text:h text:style-name="Heading_20_2" text:outline-level="2">6. TEST INCIDENT REPORT</text:h>
      <text:h text:style-name="Heading_20_3" text:outline-level="3">6.1 Статус инцидентов</text:h>
      <text:p text:style-name="Text_20_body"><text:span text:style-name="Strong_20_Emphasis">Инциденты не обнаружены.</text:span> Все 15 тест-кейсов выполнены успешно.</text:p>
      <text:p text:style-name="Horizontal_20_Line"/>
      <text:h text:style-name="Heading_20_2" text:outline-level="2"><text:soft-page-break/>7. TEST SUMMARY REPORT</text:h>
      <text:h text:style-name="Heading_20_3" text:outline-level="3">7.1 Итоговая статистика</text:h>
      <text:p text:style-name="Text_20_body"><text:span text:style-name="Strong_20_Emphasis">Период тестирования:</text:span> 2024<text:line-break/><text:span text:style-name="Strong_20_Emphasis">Общее тест-кейсов:</text:span> 15<text:line-break/><text:span text:style-name="Strong_20_Emphasis">Выполнено:</text:span> 15 (100%)<text:line-break/><text:span text:style-name="Strong_20_Emphasis">Успешно:</text:span> 15 (100%)<text:line-break/><text:span text:style-name="Strong_20_Emphasis">Провалено:</text:span> 0 (0%)<text:line-break/><text:span text:style-name="Strong_20_Emphasis">Блокировано:</text:span> 0 (0%)</text:p>
      <text:h text:style-name="Heading_20_3" text:outline-level="3">7.2 Оценка качества системы</text:h>
      <text:list text:style-name="L27">
        <text:list-item>
          <text:p text:style-name="P29"><text:span text:style-name="Strong_20_Emphasis">Стабильность:</text:span> 100% (все тесты PASSED)</text:p>
        </text:list-item>
        <text:list-item>
          <text:p text:style-name="P29"><text:span text:style-name="Strong_20_Emphasis">Функциональность:</text:span> Полная готовность</text:p>
        </text:list-item>
        <text:list-item>
          <text:p text:style-name="P29"><text:span text:style-name="Strong_20_Emphasis">Надежность:</text:span> Высокая (обработка всех ошибочных сценариев)</text:p>
        </text:list-item>
        <text:list-item>
          <text:p text:style-name="P29"><text:span text:style-name="Strong_20_Emphasis">Производительность:</text:span> Отличная (время выполнения &lt;15 сек для всех тестов)</text:p>
        </text:list-item>
      </text:list>
      <text:h text:style-name="Heading_20_3" text:outline-level="3">7.3 Критические находки</text:h>
      <text:p text:style-name="Text_20_body"><text:span text:style-name="Strong_20_Emphasis">Не обнаружено.</text:span> Система функционирует в соответствии с требованиями.</text:p>
      <text:h text:style-name="Heading_20_3" text:outline-level="3">7.4 Рекомендации</text:h>
      <text:list text:style-name="L28">
        <text:list-item>
          <text:p text:style-name="P30">✅ <text:span text:style-name="Strong_20_Emphasis">Система готова к продакшену</text:span></text:p>
        </text:list-item>
        <text:list-item>
          <text:p text:style-name="P30">✅ <text:span text:style-name="Strong_20_Emphasis">Все функциональные требования реализованы</text:span></text:p>
        </text:list-item>
        <text:list-item>
          <text:p text:style-name="P30">✅ <text:span text:style-name="Strong_20_Emphasis">Обработка ошибок работает корректно</text:span></text:p>
        </text:list-item>
        <text:list-item>
          <text:p text:style-name="P30">✅ <text:span text:style-name="Strong_20_Emphasis">Интеграция с БД стабильна</text:span></text:p>
        </text:list-item>
      </text:list>
      <text:h text:style-name="Heading_20_3" text:outline-level="3">7.5 Заключение</text:h>
      <text:p text:style-name="Text_20_body">Тестирование пользовательского API управления завершено <text:span text:style-name="Strong_20_Emphasis">УСПЕШНО</text:span>. Все 15 тест-кейсов выполнены без ошибок, система демонстрирует стабильную работу и готова к промышленной эксплуатации.</text:p>
      <text:p text:style-name="Horizontal_20_Line"/>
      <text:h text:style-name="Heading_20_2" text:outline-level="2">8. TEST ITEM TRANSMITTAL REPORT</text:h>
      <text:h text:style-name="Heading_20_3" text:outline-level="3">8.1 Передаваемые компоненты</text:h>
      <text:list text:style-name="L29">
        <text:list-item>
          <text:p text:style-name="P31">✅ <text:span text:style-name="Strong_20_Emphasis">Исходный код бекенда:</text:span> FastAPI приложение</text:p>
        </text:list-item>
        <text:list-item>
          <text:p text:style-name="P31">✅ <text:span text:style-name="Strong_20_Emphasis">Тестовая конфигурация:</text:span> pytest настройки</text:p>
        </text:list-item>
        <text:list-item>
          <text:p text:style-name="P31"><text:soft-page-break/>✅ <text:span text:style-name="Strong_20_Emphasis">Документация API:</text:span> OpenAPI спецификация</text:p>
        </text:list-item>
        <text:list-item>
          <text:p text:style-name="P31">✅ <text:span text:style-name="Strong_20_Emphasis">Модели данных:</text:span> SQLAlchemy модели</text:p>
        </text:list-item>
        <text:list-item>
          <text:p text:style-name="P31">✅ <text:span text:style-name="Strong_20_Emphasis">Схемы валидации:</text:span> Pydantic схемы</text:p>
        </text:list-item>
      </text:list>
      <text:h text:style-name="Heading_20_3" text:outline-level="3">8.2 Состояние компонентов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Компонент</text:p>
            </table:table-cell>
            <table:table-cell table:style-name="Table3.A1" office:value-type="string">
              <text:p text:style-name="Table_20_Heading">Версия</text:p>
            </table:table-cell>
            <table:table-cell table:style-name="Table3.A1" office:value-type="string">
              <text:p text:style-name="Table_20_Heading">Статус</text:p>
            </table:table-cell>
            <table:table-cell table:style-name="Table3.A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Table3.A1" office:value-type="string">
            <text:p text:style-name="Table_20_Contents">main.py</text:p>
          </table:table-cell>
          <table:table-cell table:style-name="Table3.A1" office:value-type="string">
            <text:p text:style-name="Table_20_Contents">1.0</text:p>
          </table:table-cell>
          <table:table-cell table:style-name="Table3.A1" office:value-type="string">
            <text:p text:style-name="Table_20_Contents">✅ Готов</text:p>
          </table:table-cell>
          <table:table-cell table:style-name="Table3.A1" office:value-type="string">
            <text:p text:style-name="Table_20_Contents">API endpoints</text:p>
          </table:table-cell>
        </table:table-row>
        <table:table-row>
          <table:table-cell table:style-name="Table3.A1" office:value-type="string">
            <text:p text:style-name="Table_20_Contents">models.py</text:p>
          </table:table-cell>
          <table:table-cell table:style-name="Table3.A1" office:value-type="string">
            <text:p text:style-name="Table_20_Contents">1.0</text:p>
          </table:table-cell>
          <table:table-cell table:style-name="Table3.A1" office:value-type="string">
            <text:p text:style-name="Table_20_Contents">✅ Готов</text:p>
          </table:table-cell>
          <table:table-cell table:style-name="Table3.A1" office:value-type="string">
            <text:p text:style-name="Table_20_Contents">Модели БД</text:p>
          </table:table-cell>
        </table:table-row>
        <table:table-row>
          <table:table-cell table:style-name="Table3.A1" office:value-type="string">
            <text:p text:style-name="Table_20_Contents">schemas.py</text:p>
          </table:table-cell>
          <table:table-cell table:style-name="Table3.A1" office:value-type="string">
            <text:p text:style-name="Table_20_Contents">1.0</text:p>
          </table:table-cell>
          <table:table-cell table:style-name="Table3.A1" office:value-type="string">
            <text:p text:style-name="Table_20_Contents">✅ Готов</text:p>
          </table:table-cell>
          <table:table-cell table:style-name="Table3.A1" office:value-type="string">
            <text:p text:style-name="Table_20_Contents">Схемы валидации</text:p>
          </table:table-cell>
        </table:table-row>
        <table:table-row>
          <table:table-cell table:style-name="Table3.A1" office:value-type="string">
            <text:p text:style-name="Table_20_Contents">crud.py</text:p>
          </table:table-cell>
          <table:table-cell table:style-name="Table3.A1" office:value-type="string">
            <text:p text:style-name="Table_20_Contents">1.0</text:p>
          </table:table-cell>
          <table:table-cell table:style-name="Table3.A1" office:value-type="string">
            <text:p text:style-name="Table_20_Contents">✅ Готов</text:p>
          </table:table-cell>
          <table:table-cell table:style-name="Table3.A1" office:value-type="string">
            <text:p text:style-name="Table_20_Contents">Бизнес-логика</text:p>
          </table:table-cell>
        </table:table-row>
        <table:table-row>
          <table:table-cell table:style-name="Table3.A1" office:value-type="string">
            <text:p text:style-name="Table_20_Contents">database.py</text:p>
          </table:table-cell>
          <table:table-cell table:style-name="Table3.A1" office:value-type="string">
            <text:p text:style-name="Table_20_Contents">1.0</text:p>
          </table:table-cell>
          <table:table-cell table:style-name="Table3.A1" office:value-type="string">
            <text:p text:style-name="Table_20_Contents">✅ Готов</text:p>
          </table:table-cell>
          <table:table-cell table:style-name="Table3.A1" office:value-type="string">
            <text:p text:style-name="Table_20_Contents">Конфигурация БД</text:p>
          </table:table-cell>
        </table:table-row>
        <table:table-row>
          <table:table-cell table:style-name="Table3.A1" office:value-type="string">
            <text:p text:style-name="Table_20_Contents">test_main.py</text:p>
          </table:table-cell>
          <table:table-cell table:style-name="Table3.A1" office:value-type="string">
            <text:p text:style-name="Table_20_Contents">1.0</text:p>
          </table:table-cell>
          <table:table-cell table:style-name="Table3.A1" office:value-type="string">
            <text:p text:style-name="Table_20_Contents">✅ Готов</text:p>
          </table:table-cell>
          <table:table-cell table:style-name="Table3.A1" office:value-type="string">
            <text:p text:style-name="Table_20_Contents">Тесты</text:p>
          </table:table-cell>
        </table:table-row>
      </table:table>
      <text:p text:style-name="Horizontal_20_Line"/>
      <text:h text:style-name="Heading_20_2" text:outline-level="2">9. REQUIREMENTS TRACEABILITY MATRIX</text:h>
      <text:h text:style-name="Heading_20_3" text:outline-level="3">9.1 Матрица соответствия требований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ID требования</text:p>
            </table:table-cell>
            <table:table-cell table:style-name="Table4.A1" office:value-type="string">
              <text:p text:style-name="Table_20_Heading">Описание требования</text:p>
            </table:table-cell>
            <table:table-cell table:style-name="Table4.A1" office:value-type="string">
              <text:p text:style-name="Table_20_Heading">Тест-кейсы</text:p>
            </table:table-cell>
            <table:table-cell table:style-name="Table4.A1" office:value-type="string">
              <text:p text:style-name="Table_20_Heading">Статус</text:p>
            </table:table-cell>
          </table:table-row>
        </table:table-header-rows>
        <table:table-row>
          <table:table-cell table:style-name="Table4.A1" office:value-type="string">
            <text:p text:style-name="Table_20_Contents">REQ-001</text:p>
          </table:table-cell>
          <table:table-cell table:style-name="Table4.A1" office:value-type="string">
            <text:p text:style-name="Table_20_Contents">Система должна предоставлять REST API</text:p>
          </table:table-cell>
          <table:table-cell table:style-name="Table4.A1" office:value-type="string">
            <text:p text:style-name="Table_20_Contents">TC-001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02</text:p>
          </table:table-cell>
          <table:table-cell table:style-name="Table4.A1" office:value-type="string">
            <text:p text:style-name="Table_20_Contents">Создание пользователя с валидацией</text:p>
          </table:table-cell>
          <table:table-cell table:style-name="Table4.A1" office:value-type="string">
            <text:p text:style-name="Table_20_Contents">TC-002, TC-003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03</text:p>
          </table:table-cell>
          <table:table-cell table:style-name="Table4.A1" office:value-type="string">
            <text:p text:style-name="Table_20_Contents">Валидация email формата</text:p>
          </table:table-cell>
          <table:table-cell table:style-name="Table4.A1" office:value-type="string">
            <text:p text:style-name="Table_20_Contents">TC-005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04</text:p>
          </table:table-cell>
          <table:table-cell table:style-name="Table4.A1" office:value-type="string">
            <text:p text:style-name="Table_20_Contents">Проверка обязательных полей</text:p>
          </table:table-cell>
          <table:table-cell table:style-name="Table4.A1" office:value-type="string">
            <text:p text:style-name="Table_20_Contents">TC-006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05</text:p>
          </table:table-cell>
          <table:table-cell table:style-name="Table4.A1" office:value-type="string">
            <text:p text:style-name="Table_20_Contents">Предотвращение дубликатов email</text:p>
          </table:table-cell>
          <table:table-cell table:style-name="Table4.A1" office:value-type="string">
            <text:p text:style-name="Table_20_Contents">TC-004, TC-014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06</text:p>
          </table:table-cell>
          <table:table-cell table:style-name="Table4.A1" office:value-type="string">
            <text:p text:style-name="Table_20_Contents">Получение пользователя по ID</text:p>
          </table:table-cell>
          <table:table-cell table:style-name="Table4.A1" office:value-type="string">
            <text:p text:style-name="Table_20_Contents">TC-010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07</text:p>
          </table:table-cell>
          <table:table-cell table:style-name="Table4.A1" office:value-type="string">
            <text:p text:style-name="Table_20_Contents">Обработка несуществующих пользователей</text:p>
          </table:table-cell>
          <table:table-cell table:style-name="Table4.A1" office:value-type="string">
            <text:p text:style-name="Table_20_Contents">TC-011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08</text:p>
          </table:table-cell>
          <table:table-cell table:style-name="Table4.A1" office:value-type="string">
            <text:p text:style-name="Table_20_Contents">Получение списка пользователей</text:p>
          </table:table-cell>
          <table:table-cell table:style-name="Table4.A1" office:value-type="string">
            <text:p text:style-name="Table_20_Contents">TC-007, TC-008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09</text:p>
          </table:table-cell>
          <table:table-cell table:style-name="Table4.A1" office:value-type="string">
            <text:p text:style-name="Table_20_Contents">Поддержка пагинации</text:p>
          </table:table-cell>
          <table:table-cell table:style-name="Table4.A1" office:value-type="string">
            <text:p text:style-name="Table_20_Contents">TC-009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10</text:p>
          </table:table-cell>
          <table:table-cell table:style-name="Table4.A1" office:value-type="string">
            <text:p text:style-name="Table_20_Contents">Корректность типов данных</text:p>
          </table:table-cell>
          <table:table-cell table:style-name="Table4.A1" office:value-type="string">
            <text:p text:style-name="Table_20_Contents">TC-012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11</text:p>
          </table:table-cell>
          <table:table-cell table:style-name="Table4.A1" office:value-type="string">
            <text:p text:style-name="Table_20_Contents">Интеграция с БД PostgreSQL</text:p>
          </table:table-cell>
          <table:table-cell table:style-name="Table4.A1" office:value-type="string">
            <text:p text:style-name="Table_20_Contents">TC-013, TC-015</text:p>
          </table:table-cell>
          <table:table-cell table:style-name="Table4.A1" office:value-type="string">
            <text:p text:style-name="Table_20_Contents">✅</text:p>
          </table:table-cell>
        </table:table-row>
      </table:table>
      <text:p text:style-name="Horizontal_20_Line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11:28:47.239994557</meta:creation-date>
    <dc:date>2025-10-30T11:43:21.300649775</dc:date>
    <meta:editing-duration>PT14M33S</meta:editing-duration>
    <meta:editing-cycles>3</meta:editing-cycles>
    <meta:generator>LibreOffice/25.2.5.2$Linux_X86_64 LibreOffice_project/520$Build-2</meta:generator>
    <meta:document-statistic meta:table-count="4" meta:image-count="0" meta:object-count="0" meta:page-count="10" meta:paragraph-count="378" meta:word-count="1505" meta:character-count="11025" meta:non-whitespace-character-count="9949"/>
  </office:meta>
</office:document-meta>
</file>